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82083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45520833333333cm"/>
    </style:style>
    <style:style style:name="ro1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1">
            <text:p>RET</text:p>
          </table:table-cell>
          <table:table-cell office:value-type="string" table:style-name="ce1">
            <text:p>DET</text:p>
          </table:table-cell>
          <table:table-cell office:value-type="string" table:style-name="ce1">
            <text:p>F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ser</text:p>
          </table:table-cell>
          <table:table-cell office:value-type="string" table:style-name="ce1">
            <text:p>ILF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formula="of:=IF([.C2]&lt;=1; IF([.D2]&lt;=19;6; IF([.D2]&lt;=50;7;9)); IF(AND([.C2]&gt;=2; [.C2]&lt;=5); IF([.D2]&lt;=19;6; IF([.D2]&lt;=50;9;12)); IF([.C2]&gt;5; IF([.D2]&lt;=19;9; IF([.D2]&lt;=50;12;15)))))" table:style-name="ce1">
            <text:p>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onster</text:p>
          </table:table-cell>
          <table:table-cell office:value-type="string" table:style-name="ce1">
            <text:p>ILF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formula="of:=IF([.C3]&lt;=1; IF([.D3]&lt;=19;6; IF([.D3]&lt;=50;7;9)); IF(AND([.C3]&gt;=2; [.C3]&lt;=5); IF([.D3]&lt;=19;6; IF([.D3]&lt;=50;9;12)); IF([.C3]&gt;5; IF([.D3]&lt;=19;9; IF([.D3]&lt;=50;12;15)))))" table:style-name="ce1">
            <text:p>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em</text:p>
          </table:table-cell>
          <table:table-cell office:value-type="string" table:style-name="ce1">
            <text:p>ILF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formula="of:=IF([.C4]&lt;=1; IF([.D4]&lt;=19;6; IF([.D4]&lt;=50;7;9)); IF(AND([.C4]&gt;=2; [.C4]&lt;=5); IF([.D4]&lt;=19;6; IF([.D4]&lt;=50;9;12)); IF([.C4]&gt;5; IF([.D4]&lt;=19;9; IF([.D4]&lt;=50;12;15)))))" table:style-name="ce1">
            <text:p>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ncounter</text:p>
          </table:table-cell>
          <table:table-cell office:value-type="string" table:style-name="ce1">
            <text:p>ILF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" table:formula="of:=IF([.C5]&lt;=1; IF([.D5]&lt;=19;6; IF([.D5]&lt;=50;7;9)); IF(AND([.C5]&gt;=2; [.C5]&lt;=5); IF([.D5]&lt;=19;6; IF([.D5]&lt;=50;9;12)); IF([.C5]&gt;5; IF([.D5]&lt;=19;9; IF([.D5]&lt;=50;12;15)))))" table:style-name="ce1">
            <text:p>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ventory</text:p>
          </table:table-cell>
          <table:table-cell office:value-type="string" table:style-name="ce1">
            <text:p>ILF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" table:formula="of:=IF([.C6]&lt;=1; IF([.D6]&lt;=19;6; IF([.D6]&lt;=50;7;9)); IF(AND([.C6]&gt;=2; [.C6]&lt;=5); IF([.D6]&lt;=19;6; IF([.D6]&lt;=50;9;12)); IF([.C6]&gt;5; IF([.D6]&lt;=19;9; IF([.D6]&lt;=50;12;15)))))" table:style-name="ce1">
            <text:p>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llection</text:p>
          </table:table-cell>
          <table:table-cell office:value-type="string" table:style-name="ce1">
            <text:p>ILF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" table:formula="of:=IF([.C7]&lt;=1; IF([.D7]&lt;=19;6; IF([.D7]&lt;=50;7;9)); IF(AND([.C7]&gt;=2; [.C7]&lt;=5); IF([.D7]&lt;=19;6; IF([.D7]&lt;=50;9;12)); IF([.C7]&gt;5; IF([.D7]&lt;=19;9; IF([.D7]&lt;=50;12;15)))))" table:style-name="ce1">
            <text:p>6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float" office:value="7" table:formula="of:=SUM([.$C$2:.C7])" table:style-name="ce1">
            <text:p>7</text:p>
          </table:table-cell>
          <table:table-cell office:value-type="float" office:value="24" table:formula="of:=SUM([.$D$2:.D7])" table:style-name="ce1">
            <text:p>24</text:p>
          </table:table-cell>
          <table:table-cell office:value-type="float" office:value="36" table:formula="of:=SUM([.$E$2:.E7])" table:style-name="ce1">
            <text:p>36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FTR</text:p>
          </table:table-cell>
          <table:table-cell office:value-type="string" table:style-name="ce1">
            <text:p>DET</text:p>
          </table:table-cell>
          <table:table-cell office:value-type="string" table:style-name="ce1">
            <text:p>F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ster a new user</text:p>
          </table:table-cell>
          <table:table-cell office:value-type="string" table:style-name="ce1">
            <text:p>EI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4" table:formula="of:=IF([.B11]=&quot;EI&quot;;&#10;IF(AND([.D11]&lt;=15;[.C11]&lt;=1);3;&#10;IF(AND([.D11]&lt;=4;[.C11]&lt;=2);3;&#10;IF(AND([.D11]&lt;=15;[.C11]&lt;=3);4;6)&#10;)&#10;);&#10;&#10;IF(OR([.B11]=&quot;EQ&quot;;[.B11]=&quot;EO&quot;);&#10;IF(AND([.D11]&lt;=19;[.C11]&lt;=1);3;&#10;IF(AND([.D11]&lt;=5;[.C11]&lt;=3);3;&#10;IF(AND([.D11]&lt;=19;[.C11]&lt;=3);4;&#10;IF(AND([.D11]&lt;=5;[.C11]&gt;=4);4;6&#10;)&#10;)&#10;)&#10;)&#10;))" table:style-name="ce1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gin to the system</text:p>
          </table:table-cell>
          <table:table-cell office:value-type="string" table:style-name="ce1">
            <text:p>EI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formula="of:=IF([.B12]=&quot;EI&quot;;&#10;IF(AND([.D12]&lt;=15;[.C12]&lt;=1);3;&#10;IF(AND([.D12]&lt;=4;[.C12]&lt;=2);3;&#10;IF(AND([.D12]&lt;=15;[.C12]&lt;=3);4;6)&#10;)&#10;);&#10;&#10;IF(OR([.B12]=&quot;EQ&quot;;[.B12]=&quot;EO&quot;);&#10;IF(AND([.D12]&lt;=19;[.C12]&lt;=1);3;&#10;IF(AND([.D12]&lt;=5;[.C12]&lt;=3);3;&#10;IF(AND([.D12]&lt;=19;[.C12]&lt;=3);4;&#10;IF(AND([.D12]&lt;=5;[.C12]&gt;=4);4;6&#10;)&#10;)&#10;)&#10;)&#10;))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dit user</text:p>
          </table:table-cell>
          <table:table-cell office:value-type="string" table:style-name="ce1">
            <text:p>EI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formula="of:=IF([.B13]=&quot;EI&quot;;&#10;IF(AND([.D13]&lt;=15;[.C13]&lt;=1);3;&#10;IF(AND([.D13]&lt;=4;[.C13]&lt;=2);3;&#10;IF(AND([.D13]&lt;=15;[.C13]&lt;=3);4;6)&#10;)&#10;);&#10;&#10;IF(OR([.B13]=&quot;EQ&quot;;[.B13]=&quot;EO&quot;);&#10;IF(AND([.D13]&lt;=19;[.C13]&lt;=1);3;&#10;IF(AND([.D13]&lt;=5;[.C13]&lt;=3);3;&#10;IF(AND([.D13]&lt;=19;[.C13]&lt;=3);4;&#10;IF(AND([.D13]&lt;=5;[.C13]&gt;=4);4;6&#10;)&#10;)&#10;)&#10;)&#10;))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lete user</text:p>
          </table:table-cell>
          <table:table-cell office:value-type="string" table:style-name="ce1">
            <text:p>EI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IF([.B14]=&quot;EI&quot;;&#10;IF(AND([.D14]&lt;=15;[.C14]&lt;=1);3;&#10;IF(AND([.D14]&lt;=4;[.C14]&lt;=2);3;&#10;IF(AND([.D14]&lt;=15;[.C14]&lt;=3);4;6)&#10;)&#10;);&#10;&#10;IF(OR([.B14]=&quot;EQ&quot;;[.B14]=&quot;EO&quot;);&#10;IF(AND([.D14]&lt;=19;[.C14]&lt;=1);3;&#10;IF(AND([.D14]&lt;=5;[.C14]&lt;=3);3;&#10;IF(AND([.D14]&lt;=19;[.C14]&lt;=3);4;&#10;IF(AND([.D14]&lt;=5;[.C14]&gt;=4);4;6&#10;)&#10;)&#10;)&#10;)&#10;))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ew profile by id</text:p>
          </table:table-cell>
          <table:table-cell office:value-type="string" table:style-name="ce1">
            <text:p>EQ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formula="of:=IF([.B15]=&quot;EI&quot;;&#10;IF(AND([.D15]&lt;=15;[.C15]&lt;=1);3;&#10;IF(AND([.D15]&lt;=4;[.C15]&lt;=2);3;&#10;IF(AND([.D15]&lt;=15;[.C15]&lt;=3);4;6)&#10;)&#10;);&#10;&#10;IF(OR([.B15]=&quot;EQ&quot;;[.B15]=&quot;EO&quot;);&#10;IF(AND([.D15]&lt;=19;[.C15]&lt;=1);3;&#10;IF(AND([.D15]&lt;=5;[.C15]&lt;=3);3;&#10;IF(AND([.D15]&lt;=19;[.C15]&lt;=3);4;&#10;IF(AND([.D15]&lt;=5;[.C15]&gt;=4);4;6&#10;)&#10;)&#10;)&#10;)&#10;))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min view user profiles</text:p>
          </table:table-cell>
          <table:table-cell office:value-type="string" table:style-name="ce1">
            <text:p>EQ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formula="of:=IF([.B16]=&quot;EI&quot;;&#10;IF(AND([.D16]&lt;=15;[.C16]&lt;=1);3;&#10;IF(AND([.D16]&lt;=4;[.C16]&lt;=2);3;&#10;IF(AND([.D16]&lt;=15;[.C16]&lt;=3);4;6)&#10;)&#10;);&#10;&#10;IF(OR([.B16]=&quot;EQ&quot;;[.B16]=&quot;EO&quot;);&#10;IF(AND([.D16]&lt;=19;[.C16]&lt;=1);3;&#10;IF(AND([.D16]&lt;=5;[.C16]&lt;=3);3;&#10;IF(AND([.D16]&lt;=19;[.C16]&lt;=3);4;&#10;IF(AND([.D16]&lt;=5;[.C16]&gt;=4);4;6&#10;)&#10;)&#10;)&#10;)&#10;))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min create monster</text:p>
          </table:table-cell>
          <table:table-cell office:value-type="string" table:style-name="ce1">
            <text:p>EI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formula="of:=IF([.B17]=&quot;EI&quot;;&#10;IF(AND([.D17]&lt;=15;[.C17]&lt;=1);3;&#10;IF(AND([.D17]&lt;=4;[.C17]&lt;=2);3;&#10;IF(AND([.D17]&lt;=15;[.C17]&lt;=3);4;6)&#10;)&#10;);&#10;&#10;IF(OR([.B17]=&quot;EQ&quot;;[.B17]=&quot;EO&quot;);&#10;IF(AND([.D17]&lt;=19;[.C17]&lt;=1);3;&#10;IF(AND([.D17]&lt;=5;[.C17]&lt;=3);3;&#10;IF(AND([.D17]&lt;=19;[.C17]&lt;=3);4;&#10;IF(AND([.D17]&lt;=5;[.C17]&gt;=4);4;6&#10;)&#10;)&#10;)&#10;)&#10;))" table:style-name="ce1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min edit monster</text:p>
          </table:table-cell>
          <table:table-cell office:value-type="string" table:style-name="ce1">
            <text:p>EI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4" table:formula="of:=IF([.B18]=&quot;EI&quot;;&#10;IF(AND([.D18]&lt;=15;[.C18]&lt;=1);3;&#10;IF(AND([.D18]&lt;=4;[.C18]&lt;=2);3;&#10;IF(AND([.D18]&lt;=15;[.C18]&lt;=3);4;6)&#10;)&#10;);&#10;&#10;IF(OR([.B18]=&quot;EQ&quot;;[.B18]=&quot;EO&quot;);&#10;IF(AND([.D18]&lt;=19;[.C18]&lt;=1);3;&#10;IF(AND([.D18]&lt;=5;[.C18]&lt;=3);3;&#10;IF(AND([.D18]&lt;=19;[.C18]&lt;=3);4;&#10;IF(AND([.D18]&lt;=5;[.C18]&gt;=4);4;6&#10;)&#10;)&#10;)&#10;)&#10;))" table:style-name="ce1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min delete monster</text:p>
          </table:table-cell>
          <table:table-cell office:value-type="string" table:style-name="ce1">
            <text:p>EI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IF([.B19]=&quot;EI&quot;;&#10;IF(AND([.D19]&lt;=15;[.C19]&lt;=1);3;&#10;IF(AND([.D19]&lt;=4;[.C19]&lt;=2);3;&#10;IF(AND([.D19]&lt;=15;[.C19]&lt;=3);4;6)&#10;)&#10;);&#10;&#10;IF(OR([.B19]=&quot;EQ&quot;;[.B19]=&quot;EO&quot;);&#10;IF(AND([.D19]&lt;=19;[.C19]&lt;=1);3;&#10;IF(AND([.D19]&lt;=5;[.C19]&lt;=3);3;&#10;IF(AND([.D19]&lt;=19;[.C19]&lt;=3);4;&#10;IF(AND([.D19]&lt;=5;[.C19]&gt;=4);4;6&#10;)&#10;)&#10;)&#10;)&#10;))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min view all monsters</text:p>
          </table:table-cell>
          <table:table-cell office:value-type="string" table:style-name="ce1">
            <text:p>EQ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3" table:formula="of:=IF([.B20]=&quot;EI&quot;;&#10;IF(AND([.D20]&lt;=15;[.C20]&lt;=1);3;&#10;IF(AND([.D20]&lt;=4;[.C20]&lt;=2);3;&#10;IF(AND([.D20]&lt;=15;[.C20]&lt;=3);4;6)&#10;)&#10;);&#10;&#10;IF(OR([.B20]=&quot;EQ&quot;;[.B20]=&quot;EO&quot;);&#10;IF(AND([.D20]&lt;=19;[.C20]&lt;=1);3;&#10;IF(AND([.D20]&lt;=5;[.C20]&lt;=3);3;&#10;IF(AND([.D20]&lt;=19;[.C20]&lt;=3);4;&#10;IF(AND([.D20]&lt;=5;[.C20]&gt;=4);4;6&#10;)&#10;)&#10;)&#10;)&#10;))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ew monster by id</text:p>
          </table:table-cell>
          <table:table-cell office:value-type="string" table:style-name="ce1">
            <text:p>EQ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3" table:formula="of:=IF([.B21]=&quot;EI&quot;;&#10;IF(AND([.D21]&lt;=15;[.C21]&lt;=1);3;&#10;IF(AND([.D21]&lt;=4;[.C21]&lt;=2);3;&#10;IF(AND([.D21]&lt;=15;[.C21]&lt;=3);4;6)&#10;)&#10;);&#10;&#10;IF(OR([.B21]=&quot;EQ&quot;;[.B21]=&quot;EO&quot;);&#10;IF(AND([.D21]&lt;=19;[.C21]&lt;=1);3;&#10;IF(AND([.D21]&lt;=5;[.C21]&lt;=3);3;&#10;IF(AND([.D21]&lt;=19;[.C21]&lt;=3);4;&#10;IF(AND([.D21]&lt;=5;[.C21]&gt;=4);4;6&#10;)&#10;)&#10;)&#10;)&#10;))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min create item</text:p>
          </table:table-cell>
          <table:table-cell office:value-type="string" table:style-name="ce1">
            <text:p>EI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formula="of:=IF([.B22]=&quot;EI&quot;;&#10;IF(AND([.D22]&lt;=15;[.C22]&lt;=1);3;&#10;IF(AND([.D22]&lt;=4;[.C22]&lt;=2);3;&#10;IF(AND([.D22]&lt;=15;[.C22]&lt;=3);4;6)&#10;)&#10;);&#10;&#10;IF(OR([.B22]=&quot;EQ&quot;;[.B22]=&quot;EO&quot;);&#10;IF(AND([.D22]&lt;=19;[.C22]&lt;=1);3;&#10;IF(AND([.D22]&lt;=5;[.C22]&lt;=3);3;&#10;IF(AND([.D22]&lt;=19;[.C22]&lt;=3);4;&#10;IF(AND([.D22]&lt;=5;[.C22]&gt;=4);4;6&#10;)&#10;)&#10;)&#10;)&#10;))" table:style-name="ce1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min edit item</text:p>
          </table:table-cell>
          <table:table-cell office:value-type="string" table:style-name="ce1">
            <text:p>EI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4" table:formula="of:=IF([.B23]=&quot;EI&quot;;&#10;IF(AND([.D23]&lt;=15;[.C23]&lt;=1);3;&#10;IF(AND([.D23]&lt;=4;[.C23]&lt;=2);3;&#10;IF(AND([.D23]&lt;=15;[.C23]&lt;=3);4;6)&#10;)&#10;);&#10;&#10;IF(OR([.B23]=&quot;EQ&quot;;[.B23]=&quot;EO&quot;);&#10;IF(AND([.D23]&lt;=19;[.C23]&lt;=1);3;&#10;IF(AND([.D23]&lt;=5;[.C23]&lt;=3);3;&#10;IF(AND([.D23]&lt;=19;[.C23]&lt;=3);4;&#10;IF(AND([.D23]&lt;=5;[.C23]&gt;=4);4;6&#10;)&#10;)&#10;)&#10;)&#10;))" table:style-name="ce1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min delete item</text:p>
          </table:table-cell>
          <table:table-cell office:value-type="string" table:style-name="ce1">
            <text:p>EI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IF([.B24]=&quot;EI&quot;;&#10;IF(AND([.D24]&lt;=15;[.C24]&lt;=1);3;&#10;IF(AND([.D24]&lt;=4;[.C24]&lt;=2);3;&#10;IF(AND([.D24]&lt;=15;[.C24]&lt;=3);4;6)&#10;)&#10;);&#10;&#10;IF(OR([.B24]=&quot;EQ&quot;;[.B24]=&quot;EO&quot;);&#10;IF(AND([.D24]&lt;=19;[.C24]&lt;=1);3;&#10;IF(AND([.D24]&lt;=5;[.C24]&lt;=3);3;&#10;IF(AND([.D24]&lt;=19;[.C24]&lt;=3);4;&#10;IF(AND([.D24]&lt;=5;[.C24]&gt;=4);4;6&#10;)&#10;)&#10;)&#10;)&#10;))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min view all items</text:p>
          </table:table-cell>
          <table:table-cell office:value-type="string" table:style-name="ce1">
            <text:p>EQ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3" table:formula="of:=IF([.B25]=&quot;EI&quot;;&#10;IF(AND([.D25]&lt;=15;[.C25]&lt;=1);3;&#10;IF(AND([.D25]&lt;=4;[.C25]&lt;=2);3;&#10;IF(AND([.D25]&lt;=15;[.C25]&lt;=3);4;6)&#10;)&#10;);&#10;&#10;IF(OR([.B25]=&quot;EQ&quot;;[.B25]=&quot;EO&quot;);&#10;IF(AND([.D25]&lt;=19;[.C25]&lt;=1);3;&#10;IF(AND([.D25]&lt;=5;[.C25]&lt;=3);3;&#10;IF(AND([.D25]&lt;=19;[.C25]&lt;=3);4;&#10;IF(AND([.D25]&lt;=5;[.C25]&gt;=4);4;6&#10;)&#10;)&#10;)&#10;)&#10;))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ew item by id</text:p>
          </table:table-cell>
          <table:table-cell office:value-type="string" table:style-name="ce1">
            <text:p>EQ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3" table:formula="of:=IF([.B26]=&quot;EI&quot;;&#10;IF(AND([.D26]&lt;=15;[.C26]&lt;=1);3;&#10;IF(AND([.D26]&lt;=4;[.C26]&lt;=2);3;&#10;IF(AND([.D26]&lt;=15;[.C26]&lt;=3);4;6)&#10;)&#10;);&#10;&#10;IF(OR([.B26]=&quot;EQ&quot;;[.B26]=&quot;EO&quot;);&#10;IF(AND([.D26]&lt;=19;[.C26]&lt;=1);3;&#10;IF(AND([.D26]&lt;=5;[.C26]&lt;=3);3;&#10;IF(AND([.D26]&lt;=19;[.C26]&lt;=3);4;&#10;IF(AND([.D26]&lt;=5;[.C26]&gt;=4);4;6&#10;)&#10;)&#10;)&#10;)&#10;))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reate encounter</text:p>
          </table:table-cell>
          <table:table-cell office:value-type="string" table:style-name="ce1">
            <text:p>EI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formula="of:=IF([.B27]=&quot;EI&quot;;&#10;IF(AND([.D27]&lt;=15;[.C27]&lt;=1);3;&#10;IF(AND([.D27]&lt;=4;[.C27]&lt;=2);3;&#10;IF(AND([.D27]&lt;=15;[.C27]&lt;=3);4;6)&#10;)&#10;);&#10;&#10;IF(OR([.B27]=&quot;EQ&quot;;[.B27]=&quot;EO&quot;);&#10;IF(AND([.D27]&lt;=19;[.C27]&lt;=1);3;&#10;IF(AND([.D27]&lt;=5;[.C27]&lt;=3);3;&#10;IF(AND([.D27]&lt;=19;[.C27]&lt;=3);4;&#10;IF(AND([.D27]&lt;=5;[.C27]&gt;=4);4;6&#10;)&#10;)&#10;)&#10;)&#10;))" table:style-name="ce1">
            <text:p>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min view all encounters</text:p>
          </table:table-cell>
          <table:table-cell office:value-type="string" table:style-name="ce1">
            <text:p>EQ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formula="of:=IF([.B28]=&quot;EI&quot;;&#10;IF(AND([.D28]&lt;=15;[.C28]&lt;=1);3;&#10;IF(AND([.D28]&lt;=4;[.C28]&lt;=2);3;&#10;IF(AND([.D28]&lt;=15;[.C28]&lt;=3);4;6)&#10;)&#10;);&#10;&#10;IF(OR([.B28]=&quot;EQ&quot;;[.B28]=&quot;EO&quot;);&#10;IF(AND([.D28]&lt;=19;[.C28]&lt;=1);3;&#10;IF(AND([.D28]&lt;=5;[.C28]&lt;=3);3;&#10;IF(AND([.D28]&lt;=19;[.C28]&lt;=3);4;&#10;IF(AND([.D28]&lt;=5;[.C28]&gt;=4);4;6&#10;)&#10;)&#10;)&#10;)&#10;))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ew encounter by id</text:p>
          </table:table-cell>
          <table:table-cell office:value-type="string" table:style-name="ce1">
            <text:p>EQ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formula="of:=IF([.B29]=&quot;EI&quot;;&#10;IF(AND([.D29]&lt;=15;[.C29]&lt;=1);3;&#10;IF(AND([.D29]&lt;=4;[.C29]&lt;=2);3;&#10;IF(AND([.D29]&lt;=15;[.C29]&lt;=3);4;6)&#10;)&#10;);&#10;&#10;IF(OR([.B29]=&quot;EQ&quot;;[.B29]=&quot;EO&quot;);&#10;IF(AND([.D29]&lt;=19;[.C29]&lt;=1);3;&#10;IF(AND([.D29]&lt;=5;[.C29]&lt;=3);3;&#10;IF(AND([.D29]&lt;=19;[.C29]&lt;=3);4;&#10;IF(AND([.D29]&lt;=5;[.C29]&gt;=4);4;6&#10;)&#10;)&#10;)&#10;)&#10;))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lete encounter</text:p>
          </table:table-cell>
          <table:table-cell office:value-type="string" table:style-name="ce1">
            <text:p>EI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IF([.B30]=&quot;EI&quot;;&#10;IF(AND([.D30]&lt;=15;[.C30]&lt;=1);3;&#10;IF(AND([.D30]&lt;=4;[.C30]&lt;=2);3;&#10;IF(AND([.D30]&lt;=15;[.C30]&lt;=3);4;6)&#10;)&#10;);&#10;&#10;IF(OR([.B30]=&quot;EQ&quot;;[.B30]=&quot;EO&quot;);&#10;IF(AND([.D30]&lt;=19;[.C30]&lt;=1);3;&#10;IF(AND([.D30]&lt;=5;[.C30]&lt;=3);3;&#10;IF(AND([.D30]&lt;=19;[.C30]&lt;=3);4;&#10;IF(AND([.D30]&lt;=5;[.C30]&gt;=4);4;6&#10;)&#10;)&#10;)&#10;)&#10;))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y to catch a monster</text:p>
          </table:table-cell>
          <table:table-cell office:value-type="string" table:style-name="ce1">
            <text:p>EI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6" table:formula="of:=IF([.B31]=&quot;EI&quot;;&#10;IF(AND([.D31]&lt;=15;[.C31]&lt;=1);3;&#10;IF(AND([.D31]&lt;=4;[.C31]&lt;=2);3;&#10;IF(AND([.D31]&lt;=15;[.C31]&lt;=3);4;6)&#10;)&#10;);&#10;&#10;IF(OR([.B31]=&quot;EQ&quot;;[.B31]=&quot;EO&quot;);&#10;IF(AND([.D31]&lt;=19;[.C31]&lt;=1);3;&#10;IF(AND([.D31]&lt;=5;[.C31]&lt;=3);3;&#10;IF(AND([.D31]&lt;=19;[.C31]&lt;=3);4;&#10;IF(AND([.D31]&lt;=5;[.C31]&gt;=4);4;6&#10;)&#10;)&#10;)&#10;)&#10;))" table:style-name="ce1">
            <text:p>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uy item from the shop</text:p>
          </table:table-cell>
          <table:table-cell office:value-type="string" table:style-name="ce1">
            <text:p>EI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4" table:formula="of:=IF([.B32]=&quot;EI&quot;;&#10;IF(AND([.D32]&lt;=15;[.C32]&lt;=1);3;&#10;IF(AND([.D32]&lt;=4;[.C32]&lt;=2);3;&#10;IF(AND([.D32]&lt;=15;[.C32]&lt;=3);4;6)&#10;)&#10;);&#10;&#10;IF(OR([.B32]=&quot;EQ&quot;;[.B32]=&quot;EO&quot;);&#10;IF(AND([.D32]&lt;=19;[.C32]&lt;=1);3;&#10;IF(AND([.D32]&lt;=5;[.C32]&lt;=3);3;&#10;IF(AND([.D32]&lt;=19;[.C32]&lt;=3);4;&#10;IF(AND([.D32]&lt;=5;[.C32]&gt;=4);4;6&#10;)&#10;)&#10;)&#10;)&#10;))" table:style-name="ce1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hard monsters</text:p>
          </table:table-cell>
          <table:table-cell office:value-type="string" table:style-name="ce1">
            <text:p>EI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formula="of:=IF([.B33]=&quot;EI&quot;;&#10;IF(AND([.D33]&lt;=15;[.C33]&lt;=1);3;&#10;IF(AND([.D33]&lt;=4;[.C33]&lt;=2);3;&#10;IF(AND([.D33]&lt;=15;[.C33]&lt;=3);4;6)&#10;)&#10;);&#10;&#10;IF(OR([.B33]=&quot;EQ&quot;;[.B33]=&quot;EO&quot;);&#10;IF(AND([.D33]&lt;=19;[.C33]&lt;=1);3;&#10;IF(AND([.D33]&lt;=5;[.C33]&lt;=3);3;&#10;IF(AND([.D33]&lt;=19;[.C33]&lt;=3);4;&#10;IF(AND([.D33]&lt;=5;[.C33]&gt;=4);4;6&#10;)&#10;)&#10;)&#10;)&#10;))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ew player's monster collection</text:p>
          </table:table-cell>
          <table:table-cell office:value-type="string" table:style-name="ce1">
            <text:p>EQ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formula="of:=IF([.B34]=&quot;EI&quot;;&#10;IF(AND([.D34]&lt;=15;[.C34]&lt;=1);3;&#10;IF(AND([.D34]&lt;=4;[.C34]&lt;=2);3;&#10;IF(AND([.D34]&lt;=15;[.C34]&lt;=3);4;6)&#10;)&#10;);&#10;&#10;IF(OR([.B34]=&quot;EQ&quot;;[.B34]=&quot;EO&quot;);&#10;IF(AND([.D34]&lt;=19;[.C34]&lt;=1);3;&#10;IF(AND([.D34]&lt;=5;[.C34]&lt;=3);3;&#10;IF(AND([.D34]&lt;=19;[.C34]&lt;=3);4;&#10;IF(AND([.D34]&lt;=5;[.C34]&gt;=4);4;6&#10;)&#10;)&#10;)&#10;)&#10;))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ew player's item inventory</text:p>
          </table:table-cell>
          <table:table-cell office:value-type="string" table:style-name="ce1">
            <text:p>EQ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formula="of:=IF([.B35]=&quot;EI&quot;;&#10;IF(AND([.D35]&lt;=15;[.C35]&lt;=1);3;&#10;IF(AND([.D35]&lt;=4;[.C35]&lt;=2);3;&#10;IF(AND([.D35]&lt;=15;[.C35]&lt;=3);4;6)&#10;)&#10;);&#10;&#10;IF(OR([.B35]=&quot;EQ&quot;;[.B35]=&quot;EO&quot;);&#10;IF(AND([.D35]&lt;=19;[.C35]&lt;=1);3;&#10;IF(AND([.D35]&lt;=5;[.C35]&lt;=3);3;&#10;IF(AND([.D35]&lt;=19;[.C35]&lt;=3);4;&#10;IF(AND([.D35]&lt;=5;[.C35]&gt;=4);4;6&#10;)&#10;)&#10;)&#10;)&#10;))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rt game timer</text:p>
          </table:table-cell>
          <table:table-cell office:value-type="string" table:style-name="ce1">
            <text:p>EI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formula="of:=IF([.B36]=&quot;EI&quot;;&#10;IF(AND([.D36]&lt;=15;[.C36]&lt;=1);3;&#10;IF(AND([.D36]&lt;=4;[.C36]&lt;=2);3;&#10;IF(AND([.D36]&lt;=15;[.C36]&lt;=3);4;6)&#10;)&#10;);&#10;&#10;IF(OR([.B36]=&quot;EQ&quot;;[.B36]=&quot;EO&quot;);&#10;IF(AND([.D36]&lt;=19;[.C36]&lt;=1);3;&#10;IF(AND([.D36]&lt;=5;[.C36]&lt;=3);3;&#10;IF(AND([.D36]&lt;=19;[.C36]&lt;=3);4;&#10;IF(AND([.D36]&lt;=5;[.C36]&gt;=4);4;6&#10;)&#10;)&#10;)&#10;)&#10;))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ceive a reward for completing a monster collection</text:p>
          </table:table-cell>
          <table:table-cell office:value-type="string" table:style-name="ce1">
            <text:p>EI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4" table:formula="of:=IF([.B37]=&quot;EI&quot;;&#10;IF(AND([.D37]&lt;=15;[.C37]&lt;=1);3;&#10;IF(AND([.D37]&lt;=4;[.C37]&lt;=2);3;&#10;IF(AND([.D37]&lt;=15;[.C37]&lt;=3);4;6)&#10;)&#10;);&#10;&#10;IF(OR([.B37]=&quot;EQ&quot;;[.B37]=&quot;EO&quot;);&#10;IF(AND([.D37]&lt;=19;[.C37]&lt;=1);3;&#10;IF(AND([.D37]&lt;=5;[.C37]&lt;=3);3;&#10;IF(AND([.D37]&lt;=19;[.C37]&lt;=3);4;&#10;IF(AND([.D37]&lt;=5;[.C37]&gt;=4);4;6&#10;)&#10;)&#10;)&#10;)&#10;))" table:style-name="ce1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 stats</text:p>
          </table:table-cell>
          <table:table-cell office:value-type="string" table:style-name="ce1">
            <text:p>EQ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formula="of:=IF([.B38]=&quot;EI&quot;;&#10;IF(AND([.D38]&lt;=15;[.C38]&lt;=1);3;&#10;IF(AND([.D38]&lt;=4;[.C38]&lt;=2);3;&#10;IF(AND([.D38]&lt;=15;[.C38]&lt;=3);4;6)&#10;)&#10;);&#10;&#10;IF(OR([.B38]=&quot;EQ&quot;;[.B38]=&quot;EO&quot;);&#10;IF(AND([.D38]&lt;=19;[.C38]&lt;=1);3;&#10;IF(AND([.D38]&lt;=5;[.C38]&lt;=3);3;&#10;IF(AND([.D38]&lt;=19;[.C38]&lt;=3);4;&#10;IF(AND([.D38]&lt;=5;[.C38]&gt;=4);4;6&#10;)&#10;)&#10;)&#10;)&#10;))" table:style-name="ce1">
            <text:p>3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float" office:value="51" table:formula="of:=SUM([.$C$11:.C38])" table:style-name="ce1">
            <text:p>51</text:p>
          </table:table-cell>
          <table:table-cell office:value-type="float" office:value="128" table:formula="of:=SUM([.$D$11:.D38])" table:style-name="ce1">
            <text:p>128</text:p>
          </table:table-cell>
          <table:table-cell office:value-type="float" office:value="97" table:formula="of:=SUM([.$E$11:.E38])" table:style-name="ce1">
            <text:p>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otal EI</text:p>
          </table:table-cell>
          <table:table-cell table:number-columns-repeated="3" table:style-name="ce1"/>
          <table:table-cell office:value-type="float" office:value="64" table:formula="of:=SUMIF([.$B$11:.B38];&quot;EI&quot;;[.$E$11:.E38])" table:style-name="ce1">
            <text:p>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otal EQ</text:p>
          </table:table-cell>
          <table:table-cell table:number-columns-repeated="3" table:style-name="ce1"/>
          <table:table-cell office:value-type="float" office:value="33" table:formula="of:=SUMIF([.$B$11:.B38];&quot;EQ&quot;;[.$E$11:.E38])" table:style-name="ce1">
            <text:p>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otal EO</text:p>
          </table:table-cell>
          <table:table-cell table:number-columns-repeated="3" table:style-name="ce1"/>
          <table:table-cell office:value-type="float" office:value="0" table:formula="of:=SUMIF([.$B$11:.B38];&quot;EO&quot;;[.$E$11:.E38])" table:style-name="ce1">
            <text:p>0</text:p>
          </table:table-cell>
          <table:table-cell table:number-columns-repeated="16379"/>
        </table:table-row>
        <table:table-row table:number-rows-repeated="104853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Aptos Narrow" style:font-name-asian="Aptos Narrow" style:font-name-complex="Aptos Narrow" fo:font-size="12pt" style:font-size-asian="12pt" style:font-size-complex="12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1003</meta:generator>
    <dc:creator>Cecilia Agosta</dc:creator>
    <meta:creation-date>2025-09-29T12:24:23Z</meta:creation-date>
    <dc:date>2025-10-10T10:08:32Z</dc:date>
    <meta:editing-cycles>1</meta:editing-cycles>
    <meta:editing-duration>PT602S</meta:editing-duration>
  </office:meta>
</office:document-meta>
</file>